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f4d8e" officeooo:paragraph-rsid="000f4d8e" style:font-size-asian="15pt" style:font-size-complex="15pt"/>
    </style:style>
    <style:style style:name="P2" style:family="paragraph" style:parent-style-name="Preformatted_20_Text">
      <style:text-properties fo:font-size="15pt" officeooo:rsid="000f4d8e" officeooo:paragraph-rsid="000f4d8e" style:font-size-asian="15pt" style:font-size-complex="15pt"/>
    </style:style>
    <style:style style:name="T1" style:family="text">
      <style:text-properties officeooo:rsid="000fb77f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2 懷念的山城──平溪</text:p>
        <text:p text:style-name="P1"/>
        <text:p text:style-name="P1">對臺北到平溪駛車差不多點外鐘，</text:p>
        <text:p text:style-name="P1">Uì Tâi-pak kàu Pîng-khe sái-tshia tsha-put-to tiám-guā-tsing, </text:p>
        <text:p text:style-name="P1"/>
        <text:p text:style-name="P1">山路彎彎斡斡，</text:p>
        <text:p text:style-name="P1">suann-lōo uan-uan-uat-uat, </text:p>
        <text:p text:style-name="P1"/>
        <text:p text:style-name="P1">一爿是山、一爿是溪。</text:p>
        <text:p text:style-name="P1">tsi̍t pîng sī suann , tsi̍t pîng sī khe. </text:p>
        <text:p text:style-name="P1"/>
        <text:p text:style-name="P1">春天的時陣，</text:p>
        <text:p text:style-name="P1">Tshun-thinn ê sî-tsūn, </text:p>
        <text:p text:style-name="P1"/>
        <text:p text:style-name="P1">兩爿的櫻花開甲滿滿是；</text:p>
        <text:p text:style-name="P1">nn̄g-pîng ê ing-hue khui kah muá-muá-sī; </text:p>
        <text:p text:style-name="P1"/>
        <text:p text:style-name="P1">熱天油桐花滿山遍野，</text:p>
        <text:p text:style-name="P1">jua̍h-thinn iû-tâng-hue muá-suann phiàn-iá, </text:p>
        <text:p text:style-name="P1"/>
        <text:p text:style-name="P1">一陣風吹來若像咧落雪咧。</text:p>
        <text:p text:style-name="P1">tsi̍t tsūn hong tshue--lâi ná-tshiūnn teh lo̍h seh --leh. </text:p>
        <text:p text:style-name="P1"/>
        <text:p text:style-name="P1">一簇一簇的紅毛杜鵑共山坪染甲五花十色，</text:p>
        <text:p text:style-name="P1">Tsi̍t tshok tsi̍t tshok ê âng-mn̂g tōo-kuan kā suann-phiânn ní kah gōo-hue-tsa̍p-sik, </text:p>
        <text:p text:style-name="P1"/>
        <text:p text:style-name="P1">實在誠迷人。</text:p>
        <text:p text:style-name="P1">si̍t-tsāi tsiânn bê-lâng.</text:p>
        <text:p text:style-name="P1"/>
        <text:p text:style-name="P1"/>
        <text:p text:style-name="P1"/>
        <text:p text:style-name="P1"/>
        <text:p text:style-name="P1">平溪是一个誠媠的山城，</text:p>
        <text:p text:style-name="P1">Pîng-khe sī tsi̍t ê tsiânn suí ê suann-siânn, </text:p>
        <text:p text:style-name="P1"/>
        <text:p text:style-name="P1">遮的厝攏順溪仔邊的山坪起的，</text:p>
        <text:p text:style-name="P1">tsia-ê tshù lóng sūn khe-á-pinn ê suann-phiânn khí --ê, </text:p>
        <text:p text:style-name="P1"/>
        <text:p text:style-name="P1">庄裡的路細條閣懸懸低低，</text:p>
        <text:p text:style-name="P1">tsng--lí ê lōo sè tiâu koh kuân-kuân kē-kē, </text:p>
        <text:p text:style-name="P1"/>
        <text:p text:style-name="P1">有的所在誠狹，</text:p>
        <text:p text:style-name="P1">ū ê sóo-tsāi tsiânn e̍h, </text:p>
        <text:p text:style-name="P1"/>
        <text:p text:style-name="P1">無法度相閃車，</text:p>
        <text:p text:style-name="P1">bô-huat-tōo sio-siám-tshia, </text:p>
        <text:p text:style-name="P1"/>
        <text:p text:style-name="P1">所以駛車的時愛先看頭前有車來無？</text:p>
        <text:p text:style-name="P1">sóo-í sái-tshia ê sî ài sing khuànn thâu-tsîng ū tshia lâi --bô? </text:p>
        <text:p text:style-name="P1"/>
        <text:p text:style-name="P1">若無，</text:p>
        <text:p text:style-name="P1">Nā-bô, </text:p>
        <text:p text:style-name="P1"/>
        <text:p text:style-name="P1">佇彼號山路倒退攄，</text:p>
        <text:p text:style-name="P1">tī hit-lō suann-lōo tò-thè-lu, </text:p>
        <text:p text:style-name="P1"/>
        <text:p text:style-name="P1">毋是咧滾耍笑。</text:p>
        <text:p text:style-name="P1">m̄ sī teh kún-sńg-tshiò. </text:p>
        <text:p text:style-name="P1"/>
        <text:p text:style-name="P1">遐真少跤踏車，</text:p>
        <text:p text:style-name="P1">Hia tsin tsió kha-ta̍h-<text:soft-page-break/>tshia, </text:p>
        <text:p text:style-name="P1"/>
        <text:p text:style-name="P1">出門若毋是怙行的，</text:p>
        <text:p text:style-name="P1">tshut-mn̂g nā m̄ sī kōo kiânn --ê, </text:p>
        <text:p text:style-name="P1"/>
        <text:p text:style-name="P1">就是騎『oo-tóo-bái』。</text:p>
        <text:p text:style-name="P1">tō sī khiâ ‘oo-tóo-bái’. </text:p>
        <text:p text:style-name="P1"/>
        <text:p text:style-name="P1">平常時仔有較稀微淡薄仔，</text:p>
        <text:p text:style-name="P1">Pîng-siông-sî-á ū khah hi-bî --tām-po̍h-á , </text:p>
        <text:p text:style-name="P1"/>
        <text:p text:style-name="P1">因為少年的攏出外去拍拚，</text:p>
        <text:p text:style-name="P1">in-uī siàu-liân--ê lóng tshut-guā khì phah-piànn, </text:p>
        <text:p text:style-name="P1"/>
        <text:p text:style-name="P1">厝裡賰老人佮囡仔，</text:p>
        <text:p text:style-name="P1">tshù--lí tshun lāu-lâng kah gín-á, </text:p>
        <text:p text:style-name="P1"/>
        <text:p text:style-name="P1">所以講遮是一个老人囡仔庄。</text:p>
        <text:p text:style-name="P1">sóo-í kóng tsia sī tsi̍t ê lāu-lâng gín-á tsng.</text:p>
        <text:p text:style-name="P1"/>
        <text:p text:style-name="P1"/>
        <text:p text:style-name="P1"/>
        <text:p text:style-name="P1"/>
        <text:p text:style-name="P1">你若坐火車去平溪，</text:p>
        <text:p text:style-name="P1">Lí nā tsē hué-tshia khì Pîng-khe, </text:p>
        <text:p text:style-name="P1"/>
        <text:p text:style-name="P1">菁桐坑是頭一站，</text:p>
        <text:p text:style-name="P1">Tshenn-tông-khenn sī thâu tsi̍t tsām, </text:p>
        <text:p text:style-name="P1"/>
        <text:p text:style-name="P1">這是炭空上濟的所在。</text:p>
        <text:p text:style-name="P1">tse sī thuànn-khang siōng tsē ê sóo-tsāi. </text:p>
        <text:p text:style-name="P1"/>
        <text:p text:style-name="P1">這馬猶會當參觀舊磅空、炭礦博物館，</text:p>
        <text:p text:style-name="P1">Tsit-má iáu ē-tàng tsham-kuan kū pōng-khang,thuànn-khòng phok-bu̍t-kuán, </text:p>
        <text:p text:style-name="P1"/>
        <text:p text:style-name="P1">會當了解當時炭工的生活，</text:p>
        <text:p text:style-name="P1">ē-tàng liáu-kái tong-sî thuànn-kang ê sing-ua̍h, </text:p>
        <text:p text:style-name="P1"/>
        <text:p text:style-name="P1">順紲參觀古早時代的老火車頭，</text:p>
        <text:p text:style-name="P1">sūn-suà tsham-kuan kóo-tsá sî-tāi ê lāu hué-tshia-thâu, </text:p>
        <text:p text:style-name="P1"/>
        <text:p text:style-name="P1">閣會當共你的願望寫好掛踮車頭邊，</text:p>
        <text:p text:style-name="P1">koh ē-tàng kā lí ê guān-bōng siá hó kuà tiàm tshia-thâu pinn, </text:p>
        <text:p text:style-name="P1"/>
        <text:p text:style-name="P1">向望後擺會當實現。</text:p>
        <text:p text:style-name="P1">ǹg-bāng āu-pái ē-tàng si̍t-hiān. </text:p>
        <text:p text:style-name="P1"/>
        <text:p text:style-name="P1">日本時代捌佇彼个所在挖塗炭。</text:p>
        <text:p text:style-name="P1">Ji̍t-pún sî-tāi bat tī hit ê sóo-tsāi óo thôo-thuànn. </text:p>
        <text:p text:style-name="P1"/>
        <text:p text:style-name="P1">台陽會社為著欲載塗炭造鐵枝路，</text:p>
        <text:p text:style-name="P1">Tâi-iông huē-siā uī-tio̍h beh tsài thôo-thuànn tsō thih-ki-lōo, </text:p>
        <text:p text:style-name="P1"/>
        <text:p text:style-name="P1">平溪就按呢鬧熱起來，</text:p>
        <text:p text:style-name="P1">Pîng-khe tsiū-án-ne lāu-jia̍t --khí-lâi, </text:p>
        <text:p text:style-name="P1"/>
        <text:p text:style-name="P1">所以平溪人共塗炭號做「烏金」。</text:p>
        <text:p text:style-name="P1">sóo-í Pîng-khe-lâng kā thôo-thuànn hō-tsò “oo-<text:soft-page-break/>kim”.</text:p>
        <text:p text:style-name="P1"/>
        <text:p text:style-name="P1">風對樹林內吹來有野花的芳味，</text:p>
        <text:p text:style-name="P1">Hong uì tshiū-nâ lāi tshue--lâi ū iá-hue ê phang-bī, </text:p>
        <text:p text:style-name="P1"/>
        <text:p text:style-name="P1">山鳥tsi̍h tsiu̍h叫，</text:p>
        <text:p text:style-name="P1">suann-tsiáu tsi̍h tsiu̍h kiò, </text:p>
        <text:p text:style-name="P1"/>
        <text:p text:style-name="P1">草蜢仔的歌聲，</text:p>
        <text:p text:style-name="P1">tsháu-meh-á ê kua-siann, </text:p>
        <text:p text:style-name="P1"/>
        <text:p text:style-name="P1">遠遠的溪水聲，</text:p>
        <text:p text:style-name="P1">hn̄g-hn̄g ê khe-tsuí siann, </text:p>
        <text:p text:style-name="P1"/>
        <text:p text:style-name="P1">予人攏行袂開跤。</text:p>
        <text:p text:style-name="P1">hōo lâng lóng kiânn-bē-khui-kha. </text:p>
        <text:p text:style-name="P1"/>
        <text:p text:style-name="P1">若是拄著西北雨了後，</text:p>
        <text:p text:style-name="P1">Nā-sī tú-tio̍h sai-pak-hōo liáu-āu, </text:p>
        <text:p text:style-name="P1"/>
        <text:p text:style-name="P1">田頭khiaunnh佇田岸跤、</text:p>
        <text:p text:style-name="P1">tshân-thâu khiaunnh tī tshân-huānn-kha, </text:p>
        <text:p text:style-name="P1"/>
        <text:p text:style-name="P1">佇溪溝仔墘，</text:p>
        <text:p text:style-name="P1">tī khe-kau-á kînn, </text:p>
        <text:p text:style-name="P1"/>
        <text:p text:style-name="P1">khiaunnh、khiaunnh、khiaunnh的叫聲，</text:p>
        <text:p text:style-name="P1">khiaunnh, khiaunnh, khiaunnh ê kiò-siann, </text:p>
        <text:p text:style-name="P1"/>
        <text:p text:style-name="P1">若像咧叫你愛閣來喔！</text:p>
        <text:p text:style-name="P1">ná-tshiūnn teh kiò lí ài koh lâi --ooh! </text:p>
        <text:p text:style-name="P1"/>
        <text:p text:style-name="P1">熱天的暗暝，</text:p>
        <text:p text:style-name="P1">Jua̍h-thinn ê àm-mê, </text:p>
        <text:p text:style-name="P1"/>
        <text:p text:style-name="P1">滿天的天星閃爍，</text:p>
        <text:p text:style-name="P1">muá-thinn ê thinn-tshenn siám-sih, </text:p>
        <text:p text:style-name="P1"/>
        <text:p text:style-name="P1">滿四界的火金蛄飛來飛去無閒𩑾𩑾，</text:p>
        <text:p text:style-name="P1">muá-sì-kè ê hué-kim-koo pue lâi pue khì bô-îng-tshih-tshih, </text:p>
        <text:p text:style-name="P1"/>
        <text:p text:style-name="P1">拄著仔一个天燈飛過，</text:p>
        <text:p text:style-name="P1">tú-tio̍h-á tsi̍t ê thian-ting pue--kuè, </text:p>
        <text:p text:style-name="P1"/>
        <text:p text:style-name="P1">予山城的暗暝加誠神秘。</text:p>
        <text:p text:style-name="P1">hōo suann-siânn ê àm-mê ke tsiânn sîn-pì.</text:p>
        <text:p text:style-name="P1"/>
        <text:p text:style-name="P1"/>
        <text:p text:style-name="P1"/>
        <text:p text:style-name="P1"/>
        <text:p text:style-name="P1">十分瀑布佇十分寮的山內，</text:p>
        <text:p text:style-name="P1">Tsa̍p-hun pho̍k-pòo tī Tsa̍p-hun-liâu ê suann-lāi, </text:p>
        <text:p text:style-name="P1"/>
        <text:p text:style-name="P1">經過目鏡洞，</text:p>
        <text:p text:style-name="P1">king-kuè Ba̍k-kiànn-tōng, </text:p>
        <text:p text:style-name="P1"/>
        <text:p text:style-name="P1">行過吊橋就看著矣，</text:p>
        <text:p text:style-name="P1">kiânn-kuè tiàu-kiô tō khuànn--tio̍h --ah, </text:p>
        <text:p text:style-name="P1"/>
        <text:p text:style-name="P1">這是臺灣上大的水沖，</text:p>
        <text:p text:style-name="P1">tse sī Tâi-uân siōng tuā ê tsuí-tshiâng, </text:p>
        <text:p text:style-name="P1"/>
        <text:p text:style-name="P1"/>
        <text:p text:style-name="P1"><text:soft-page-break/>是一个有名的觀光區，</text:p>
        <text:p text:style-name="P1">sī tsi̍t ê ū-miâ ê kuan-kong-khu, </text:p>
        <text:p text:style-name="P1"/>
        <text:p text:style-name="P1">歇睏日仔遊客密密是，</text:p>
        <text:p text:style-name="P1">hioh-khùn-ji̍t-á iû-kheh ba̍t-ba̍t-sī, </text:p>
        <text:p text:style-name="P1"/>
        <text:p text:style-name="P1">尤其是少年囡仔上愛耍溪仔水、</text:p>
        <text:p text:style-name="P1">iû-kî sī siàu-liân gín-á siōng ài sńg khe-á-tsuí, </text:p>
        <text:p text:style-name="P1"/>
        <text:p text:style-name="P1">掠溪哥仔、撈蝦仔，</text:p>
        <text:p text:style-name="P1">lia̍h khe-ko-á , hôo hê-á, </text:p>
        <text:p text:style-name="P1"/>
        <text:p text:style-name="P1">規工都耍袂𤺪。</text:p>
        <text:p text:style-name="P1">kui kang to sńg bē siān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欲轉去順紲買兩把仔珠蔥佮一寡劍竹筍，</text:p>
        <text:p text:style-name="P1">Beh tńg--khì sūn-suà bé nn̄g-pé-á tsu-tshang kah tsi̍t-kuá kiàm-tik-sún, </text:p>
        <text:p text:style-name="P1"/>
        <text:p text:style-name="P1">這是平溪的山產。</text:p>
        <text:p text:style-name="P1">tse sī Pîng-khe ê suann-sán. </text:p>
        <text:p text:style-name="P1"/>
        <text:p text:style-name="P1">運氣若較好凡勢仔會買著野生的山藥薯，</text:p>
        <text:p text:style-name="P1">Ūn-khì nā khah hó huān-sè-á ē bé-tio̍h iá-sing ê suann-io̍h-tsî, </text:p>
        <text:p text:style-name="P1"/>
        <text:p text:style-name="P1">敢若像野生的參仔仝款，</text:p>
        <text:p text:style-name="P1">kánn-ná tshiūnn iá-sing ê som-á kāng-khuán, </text:p>
        <text:p text:style-name="P1"/>
        <text:p text:style-name="P1">你就福氣啦！</text:p>
        <text:p text:style-name="P1">lí tō hok-khì --lah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fb7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32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1:35:54.741072813</dc:date>
    <meta:editing-duration>PT2M1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34" meta:word-count="1100" meta:character-count="3402" meta:non-whitespace-character-count="3021"/>
  </office:meta>
</office:document-meta>
</file>